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246cm"/>
    </style:style>
    <style:style style:name="co2" style:family="table-column">
      <style:table-column-properties fo:break-before="auto" style:column-width="3.07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Material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site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aspberry Pi 5</text:p>
          </table:table-cell>
          <table:table-cell office:value-type="float" office:value="5800" calcext:value-type="float">
            <text:p>5800</text:p>
          </table:table-cell>
          <table:table-cell office:value-type="string" calcext:value-type="string">
            <text:p>https://robu.in/product/raspberry-pi-5-model-4gb/?gad_source=1&amp;gclid=CjwKCAjw0aS3BhA3EiwAKaD2ZcWmlrh9vkGtF6rkeuehgjls62nyfhOxAm8cucdC0XRDegDu8NE-zxoC52MQAvD_BwE</text:p>
          </table:table-cell>
          <table:table-cell office:value-type="string" calcext:value-type="string">
            <text:p>j </text:p>
          </table:table-cell>
        </table:table-row>
        <table:table-row table:style-name="ro1">
          <table:table-cell office:value-type="string" calcext:value-type="string">
            <text:p>Camera Modu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n refracting glass</text:p>
          </table:table-cell>
          <table:table-cell/>
          <table:table-cell office:value-type="string" calcext:value-type="string">
            <text:p>Mandi</text:p>
          </table:table-cell>
          <table:table-cell/>
        </table:table-row>
        <table:table-row table:style-name="ro1">
          <table:table-cell office:value-type="string" calcext:value-type="string">
            <text:p>servo motors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<text:a xlink:href="https://amzn.in/d/4dm9l9W" xlink:type="simple">https://amzn.in/d/4dm9l9W</text:a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LED Display</text:p>
          </table:table-cell>
          <table:table-cell/>
          <table:table-cell office:value-type="string" calcext:value-type="string">
            <text:p>https://www.amazon.in/dp/B07XNBD2JD?language=en_US&amp;ref=cm_sw_r_mwn_dp_4BTZFGFPEC310E1AF4T3&amp;ref_=cm_sw_r_mwn_dp_4BTZFGFPEC310E1AF4T3&amp;social_share=cm_sw_r_mwn_dp_4BTZFGFPEC310E1AF4T3&amp;starsLeft=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RB Adap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stbins</text:p>
          </table:table-cell>
          <table:table-cell office:value-type="float" office:value="3740" calcext:value-type="float">
            <text:p>3740</text:p>
          </table:table-cell>
          <table:table-cell office:value-type="string" calcext:value-type="string">
            <text:p>https://www.amazon.in/dp/B07VK3HX93?ref=cm_sw_r_mwn_dp_DX5CKH8EGJRH9222SECY&amp;ref_=cm_sw_r_mwn_dp_DX5CKH8EGJRH9222SECY&amp;social_share=cm_sw_r_mwn_dp_DX5CKH8EGJRH9222SECY&amp;language=en_US&amp;th=1</text:p>
          </table:table-cell>
          <table:table-cell office:value-type="string" calcext:value-type="string">
            <text:p><text:s/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8">00/00/0000</text:date>, <text:time style:data-style-name="N2" text:time-value="22:33:28.20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7T22:10:41.082000000</meta:creation-date>
    <dc:date>2024-09-18T23:34:07.514000000</dc:date>
    <meta:editing-duration>PT51M51S</meta:editing-duration>
    <meta:editing-cycles>6</meta:editing-cycles>
    <meta:generator>LibreOffice/24.2.5.2$Windows_X86_64 LibreOffice_project/bffef4ea93e59bebbeaf7f431bb02b1a39ee8a59</meta:generator>
    <meta:document-statistic meta:table-count="1" meta:cell-count="22" meta:object-count="0"/>
  </office:meta>
</office:document-meta>
</file>